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05cm" fo:min-width="4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662d91" draw:marker-start-width="0.252cm" draw:marker-end-width="0.252cm" draw:fill-color="#d5a6fe" draw:textarea-horizontal-align="justify" draw:textarea-vertical-align="middle" draw:auto-grow-height="false" fo:min-height="4.716cm" fo:min-width="4.4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5a6f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17pt" style:font-size-asian="17pt" style:font-size-complex="17pt"/>
    </style:style>
    <style:style style:name="P6" style:family="paragraph">
      <loext:graphic-properties draw:fill="none" draw:fill-color="#ffffff"/>
      <style:paragraph-properties fo:text-align="center"/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10cm" svg:height="10cm" svg:x="5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5cm" svg:height="5cm" svg:x="7.5cm" svg:y="15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4" draw:layer="layout" svg:width="2.6cm" svg:height="0.962cm" svg:x="6.2cm" svg:y="17.888cm">
          <draw:text-box>
            <text:p text:style-name="P3">Budget</text:p>
          </draw:text-box>
        </draw:frame>
        <draw:frame draw:style-name="gr4" draw:text-style-name="P4" draw:layer="layout" svg:width="2.6cm" svg:height="0.962cm" svg:x="11.2cm" svg:y="17.888cm">
          <draw:text-box>
            <text:p text:style-name="P3">Temps</text:p>
          </draw:text-box>
        </draw:frame>
        <draw:frame draw:style-name="gr4" draw:text-style-name="P6" draw:layer="layout" svg:width="3.4cm" svg:height="0.924cm" svg:x="8.3cm" svg:y="13cm">
          <draw:text-box>
            <text:p text:style-name="P5"><text:span text:style-name="T1">Périmètre</text:span></text:p>
          </draw:text-box>
        </draw:frame>
        <draw:frame draw:style-name="gr4" draw:text-style-name="P4" draw:layer="layout" svg:width="2.6cm" svg:height="0.962cm" svg:x="8.7cm" svg:y="16cm">
          <draw:text-box>
            <text:p text:style-name="P3">Qualité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n Rolland</meta:initial-creator>
    <meta:creation-date>2015-09-13T12:25:50.479268188</meta:creation-date>
    <dc:date>2015-09-13T12:35:37.213832863</dc:date>
    <dc:creator>Glenn Rolland</dc:creator>
    <meta:editing-duration>PT9M47S</meta:editing-duration>
    <meta:editing-cycles>2</meta:editing-cycles>
    <meta:generator>LibreOffice/5.0.1.2.0$Linux_X86_64 LibreOffice_project/00m0$Build-2</meta:generator>
    <meta:document-statistic meta:object-count="7"/>
  </office:meta>
</office:document-meta>
</file>